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5cm" fo:min-width="5.4cm"/>
    </style:style>
    <style:style style:name="gr2" style:family="graphic" style:parent-style-name="standard">
      <style:graphic-properties draw:textarea-horizontal-align="justify" draw:textarea-vertical-align="bottom" draw:auto-grow-height="false" fo:min-height="1.55cm" fo:min-width="4.4cm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3.4cm"/>
    </style:style>
    <style:style style:name="gr4" style:family="graphic" style:parent-style-name="standard">
      <style:graphic-properties draw:fill-color="#e0efd4" draw:opacity="50%" draw:opacity-name="" draw:textarea-horizontal-align="justify" draw:textarea-vertical-align="middle" draw:auto-grow-height="false" fo:min-height="4.984cm" fo:min-width="8.694cm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4.2cm"/>
    </style:style>
    <style:style style:name="gr6" style:family="graphic" style:parent-style-name="standard">
      <style:graphic-properties draw:textarea-horizontal-align="justify" draw:textarea-vertical-align="middle" draw:auto-grow-height="false" fo:min-height="1.45cm" fo:min-width="5.4cm"/>
    </style:style>
    <style:style style:name="gr7" style:family="graphic" style:parent-style-name="standard">
      <style:graphic-properties draw:textarea-horizontal-align="justify" draw:textarea-vertical-align="middle" draw:auto-grow-height="false" fo:min-height="1.05cm" fo:min-width="5cm"/>
    </style:style>
    <style:style style:name="gr8" style:family="graphic" style:parent-style-name="standard">
      <style:graphic-properties draw:textarea-horizontal-align="justify" draw:textarea-vertical-align="middle" draw:auto-grow-height="false" fo:min-height="1.55cm" fo:min-width="6.4cm"/>
    </style:style>
    <style:style style:name="gr9" style:family="graphic" style:parent-style-name="standard">
      <style:graphic-properties draw:textarea-horizontal-align="justify" draw:textarea-vertical-align="middle" draw:auto-grow-height="false" fo:min-height="1.05cm" fo:min-width="8.6cm"/>
    </style:style>
    <style:style style:name="gr10" style:family="graphic" style:parent-style-name="standard">
      <style:graphic-properties draw:fill-color="#fedcc6" draw:opacity="50%" draw:opacity-name="" draw:textarea-horizontal-align="justify" draw:textarea-vertical-align="middle" draw:auto-grow-height="false" fo:min-height="4.772cm" fo:min-width="11.222cm"/>
    </style:style>
    <style:style style:name="gr1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textarea-horizontal-align="justify" draw:textarea-vertical-align="middle" draw:auto-grow-height="false" fo:min-height="0.95cm" fo:min-width="4.2cm"/>
    </style:style>
    <style:style style:name="gr13" style:family="graphic" style:parent-style-name="standard">
      <style:graphic-properties draw:textarea-horizontal-align="justify" draw:textarea-vertical-align="middle" draw:auto-grow-height="false" fo:min-height="2.35cm" fo:min-width="5.2cm"/>
    </style:style>
    <style:style style:name="gr14" style:family="graphic" style:parent-style-name="standard">
      <style:graphic-properties draw:textarea-horizontal-align="justify" draw:textarea-vertical-align="middle" draw:auto-grow-height="false" fo:min-height="1.45cm" fo:min-width="3.5cm"/>
    </style:style>
    <style:style style:name="gr15" style:family="graphic" style:parent-style-name="standard">
      <style:graphic-properties draw:textarea-horizontal-align="justify" draw:textarea-vertical-align="middle" draw:auto-grow-height="false" fo:min-height="1.75cm" fo:min-width="4.9cm"/>
    </style:style>
    <style:style style:name="gr16" style:family="graphic" style:parent-style-name="standard">
      <style:graphic-properties draw:fill="gradient" draw:fill-gradient-name="Gradient_20_5" draw:opacity="50%" draw:opacity-name="" draw:textarea-horizontal-align="justify" draw:textarea-vertical-align="middle" draw:auto-grow-height="false" fo:min-height="3.922cm" fo:min-width="12.016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0efd4" draw:opacity="50%"/>
      <style:paragraph-properties fo:text-align="center"/>
    </style:style>
    <style:style style:name="P3" style:family="paragraph">
      <loext:graphic-properties draw:fill-color="#fedcc6" draw:opacity="5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gradient" draw:fill-gradient-name="Gradient_20_5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5.9cm" svg:height="2.1cm" svg:x="3cm" svg:y="2cm">
          <text:p text:style-name="P1">DSL interpre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9cm" svg:height="1.8cm" svg:x="2.1cm" svg:y="4.7cm">
          <text:p text:style-name="P1">Stock data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9cm" svg:height="1.4cm" svg:x="8.4cm" svg:y="4.6cm">
          <text:p text:style-name="P1">First GUI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13cm" svg:height="7.4cm" svg:x="0.7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7cm" svg:height="1.6cm" svg:x="12.4cm" svg:y="7.5cm">
          <text:p text:style-name="P1">DSL tooling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9cm" svg:height="1.7cm" svg:x="11.4cm" svg:y="9.5cm">
          <text:p text:style-name="P1">Mobile app contrac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5cm" svg:height="1.3cm" svg:x="17.7cm" svg:y="9.7cm">
          <text:p text:style-name="P1">DSL execution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9cm" svg:height="1.8cm" svg:x="18.9cm" svg:y="7.3cm">
          <text:p text:style-name="P1">Integration tests plan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9.1cm" svg:height="1.3cm" svg:x="15.5cm" svg:y="5.8cm">
          <text:p text:style-name="P1">GUI – common graph types</text:p>
          <draw:enhanced-geometry svg:viewBox="0 0 21600 21600" draw:type="rectangle" draw:enhanced-path="M 0 0 L 21600 0 21600 21600 0 21600 0 0 Z N"/>
        </draw:custom-shape>
        <draw:custom-shape draw:style-name="gr10" draw:text-style-name="P3" xml:id="id2" draw:id="id2" draw:layer="layout" svg:width="16.576cm" svg:height="7.1cm" draw:transform="skewX (-0.00331612557878923) translate (10.8cm 5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line" svg:x1="7.2cm" svg:y1="8.4cm" svg:x2="10.812cm" svg:y2="8.95cm" draw:start-shape="id1" draw:end-shape="id2" svg:d="M7200 8400l3612 550" svg:viewBox="0 0 3613 551">
          <text:p/>
        </draw:connector>
        <draw:custom-shape draw:style-name="gr12" draw:text-style-name="P1" draw:layer="layout" svg:width="4.7cm" svg:height="1.2cm" svg:x="10.9cm" svg:y="16.7cm">
          <text:p text:style-name="P1">DSL compiler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7cm" svg:height="2.6cm" svg:x="14.8cm" svg:y="13.7cm">
          <text:p text:style-name="P1">Billing info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5cm" svg:height="1.3cm" svg:x="20.6cm" svg:y="16.8cm">
          <text:p text:style-name="P1">Mobile notifications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cm" svg:height="1.7cm" svg:x="16cm" svg:y="16.6cm">
          <text:p text:style-name="P1">Ideas forum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5.4cm" svg:height="2cm" svg:x="21.1cm" svg:y="14.4cm">
          <text:p text:style-name="P1">Integration tests</text:p>
          <draw:enhanced-geometry svg:viewBox="0 0 21600 21600" draw:type="rectangle" draw:enhanced-path="M 0 0 L 21600 0 21600 21600 0 21600 0 0 Z N"/>
        </draw:custom-shape>
        <draw:custom-shape draw:style-name="gr16" draw:text-style-name="P5" xml:id="id3" draw:id="id3" draw:layer="layout" svg:width="17.7cm" svg:height="5.9cm" svg:x="9.2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4" draw:layer="layout" draw:type="line" svg:x1="19.112cm" svg:y1="12.5cm" svg:x2="18.05cm" svg:y2="13.7cm" draw:start-shape="id2" draw:end-shape="id3" svg:d="M19112 12500l-1062 1200" svg:viewBox="0 0 1063 1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e0efd4" draw:end-color="#adc5e7" draw:start-intensity="100%" draw:end-intensity="100%" draw:angle="300" draw:border="0%"/>
    <draw:gradient draw:name="Gradient_20_3" draw:display-name="Gradient 3" draw:style="linear" draw:start-color="#e0efd4" draw:end-color="#95231f" draw:start-intensity="100%" draw:end-intensity="100%" draw:angle="300" draw:border="0%"/>
    <draw:gradient draw:name="Gradient_20_4" draw:display-name="Gradient 4" draw:style="linear" draw:start-color="#e0efd4" draw:end-color="#bce4e5" draw:start-intensity="100%" draw:end-intensity="100%" draw:angle="300" draw:border="0%"/>
    <draw:gradient draw:name="Gradient_20_5" draw:display-name="Gradient 5" draw:style="linear" draw:start-color="#fff450" draw:end-color="#bce4e5" draw:start-intensity="100%" draw:end-intensity="100%" draw:angle="300" draw:border="0%"/>
    <draw:gradient draw:name="Tango_20_Green" draw:display-name="Tango Green" draw:style="linear" draw:start-color="#e0efd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4T14:20:03.726506278</meta:creation-date>
    <dc:date>2019-11-24T14:30:53.881902850</dc:date>
    <meta:editing-duration>PT10M50S</meta:editing-duration>
    <meta:editing-cycles>1</meta:editing-cycles>
    <meta:document-statistic meta:object-count="18"/>
    <meta:generator>LibreOffice/6.0.7.3$Linux_X86_64 LibreOffice_project/00m0$Build-3</meta:generator>
  </office:meta>
</office:document-meta>
</file>